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righ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Linux Programming</text:span></text:p>
      <text:p text:style-name="P1"><text:span text:style-name="T1">Lab-4</text:span></text:p>
      <text:p text:style-name="P2"><text:span text:style-name="T2">prudhvi.k</text:span></text:p>
      <text:p text:style-name="P2"><text:span text:style-name="T2">17MIS1086</text:span></text:p>
      <text:p text:style-name="P2"><text:span text:style-name="T3"/></text:p>
      <text:p text:style-name="P3"><text:span text:style-name="T4">Question 1:</text:span></text:p>
      <text:p text:style-name="P3"><text:span text:style-name="T4"><text:s/></text:span></text:p>
      <text:p text:style-name="P3"><text:span text:style-name="T4">new.sh</text:span></text:p>
      <text:p text:style-name="P3"><text:span text:style-name="T5"/></text:p>
      <text:p text:style-name="P3"><text:span text:style-name="T6">if ls| grep -E '%|\$|@|!|~|#|\^|&amp;|\*'!=0; then</text:span></text:p>
      <text:p text:style-name="P3"><text:span text:style-name="T6">echo "Error - File with special characters exist!!!"</text:span></text:p>
      <text:p text:style-name="P3"><text:span text:style-name="T6">fi</text:span></text:p>
      <text:p text:style-name="P3"><text:span text:style-name="T6">rm `ls| grep -E '%|\$|@|!|~|#|\^|&amp;|\*'`</text:span></text:p>
      <text:p text:style-name="P3"><text:span text:style-name="T7"/></text:p>
      <text:p text:style-name="P3"><text:span text:style-name="T8">ScreenShot:</text:span></text:p>
      <text:p text:style-name="P3"><text:span text:style-name="T9"/></text:p>
      <text:p text:style-name="P3"><draw:frame text:anchor-type="as-char" svg:width="79.11mm" svg:height="24.08mm" style:rel-width="scale" style:rel-height="scale"><draw:object-ole xlink:href="OleObj1"/><draw:image xlink:href="ObjectReplacements/OleObj1"/></draw:frame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10">Question 2:</text:span></text:p>
      <text:p text:style-name="P3"><text:span text:style-name="T11"/></text:p>
      <text:p text:style-name="P3"><text:span text:style-name="T12">new.sh</text:span></text:p>
      <text:p text:style-name="P3"><text:span text:style-name="T13"/></text:p>
      <text:p text:style-name="P3"><text:span text:style-name="T14">echo "This is the message body" | mutt -a "email.txt" -s "subject of message" --<text:s/></text:span><text:a xlink:href="mailto:nirmalmalaivasan@gmail.com"><text:span text:style-name="T16">kprudhvichowdary82@gmail.com</text:span></text:a><text:span text:style-name="T17"/></text:p>
      <text:p text:style-name="P3"><text:span text:style-name="T17"/></text:p>
      <text:p text:style-name="P3"><text:span text:style-name="T18">Screenshot:</text:span></text:p>
      <text:p text:style-name="P3"><text:span text:style-name="T19"/></text:p>
      <text:p text:style-name="P3"><draw:frame text:anchor-type="as-char" svg:width="98.69mm" svg:height="21.70mm" style:rel-width="scale" style:rel-height="scale"><draw:object-ole xlink:href="OleObj2"/><draw:image xlink:href="ObjectReplacements/OleObj2"/></draw:frame><text:span text:style-name="T19"/></text:p>
      <text:p text:style-name="P3"><text:span text:style-name="T19"/></text:p>
      <text:p text:style-name="P3"><text:span text:style-name="T19"/></text:p>
      <text:p text:style-name="P3"><text:span text:style-name="T19"/></text:p>
      <text:p text:style-name="P3"><text:span text:style-name="T1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